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32C00000264ADA6D21D.png" manifest:media-type="image/png"/>
  <manifest:file-entry manifest:full-path="Pictures/100002010000032C00000264552D7671.png" manifest:media-type="image/png"/>
  <manifest:file-entry manifest:full-path="Pictures/100002010000032C000002640F671245.png" manifest:media-type="image/png"/>
  <manifest:file-entry manifest:full-path="Pictures/100002010000032C00000264AAAC4C34.png" manifest:media-type="image/png"/>
  <manifest:file-entry manifest:full-path="Pictures/100002010000032C00000264CC1C060E.png" manifest:media-type="image/png"/>
  <manifest:file-entry manifest:full-path="Pictures/100002010000032C0000026442FC853C.png" manifest:media-type="image/png"/>
  <manifest:file-entry manifest:full-path="Pictures/100002010000032C000002642E5F21DA.png" manifest:media-type="image/png"/>
  <manifest:file-entry manifest:full-path="Pictures/100002010000032C00000264DD68EF38.png" manifest:media-type="image/png"/>
  <manifest:file-entry manifest:full-path="Pictures/100002010000032C00000264C083B7F3.png" manifest:media-type="image/png"/>
  <manifest:file-entry manifest:full-path="Pictures/100002010000032C000002640B1C0385.png" manifest:media-type="image/png"/>
  <manifest:file-entry manifest:full-path="Pictures/100002010000032C000002648EEE3BCE.png" manifest:media-type="image/png"/>
  <manifest:file-entry manifest:full-path="Pictures/100002010000032C000002642540F69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-0.0854in" svg:y="0.0638in" svg:width="2in" svg:height="2in" draw:z-index="0"><draw:image xlink:href="Pictures/100002010000032C000002642540F69D.png" xlink:type="simple" xlink:show="embed" xlink:actuate="onLoad"/></draw:frame><draw:frame draw:style-name="fr1" draw:name="Image2" text:anchor-type="paragraph" svg:x="2.0717in" svg:y="0.0634in" svg:width="2in" svg:height="2in" draw:z-index="1"><draw:image xlink:href="Pictures/100002010000032C000002648EEE3BCE.png" xlink:type="simple" xlink:show="embed" xlink:actuate="onLoad"/></draw:frame><draw:frame draw:style-name="fr1" draw:name="Image3" text:anchor-type="paragraph" svg:x="4.1835in" svg:y="0.0516in" svg:width="2in" svg:height="2in" draw:z-index="2"><draw:image xlink:href="Pictures/100002010000032C000002640B1C0385.png" xlink:type="simple" xlink:show="embed" xlink:actuate="onLoad"/></draw:frame><draw:frame draw:style-name="fr1" draw:name="Image4" text:anchor-type="paragraph" svg:x="-0.0862in" svg:y="2.1764in" svg:width="2in" svg:height="2in" draw:z-index="3"><draw:image xlink:href="Pictures/100002010000032C00000264C083B7F3.png" xlink:type="simple" xlink:show="embed" xlink:actuate="onLoad"/></draw:frame><draw:frame draw:style-name="fr1" draw:name="Image5" text:anchor-type="paragraph" svg:x="2.072in" svg:y="2.1516in" svg:width="2in" svg:height="2in" draw:z-index="4"><draw:image xlink:href="Pictures/100002010000032C00000264DD68EF38.png" xlink:type="simple" xlink:show="embed" xlink:actuate="onLoad"/></draw:frame><draw:frame draw:style-name="fr1" draw:name="Image6" text:anchor-type="paragraph" svg:x="4.1783in" svg:y="2.1752in" svg:width="2in" svg:height="2in" draw:z-index="5"><draw:image xlink:href="Pictures/100002010000032C000002642E5F21DA.png" xlink:type="simple" xlink:show="embed" xlink:actuate="onLoad"/></draw:frame><draw:frame draw:style-name="fr1" draw:name="Image7" text:anchor-type="paragraph" svg:x="-0.1083in" svg:y="4.2854in" svg:width="2in" svg:height="2in" draw:z-index="6"><draw:image xlink:href="Pictures/100002010000032C0000026442FC853C.png" xlink:type="simple" xlink:show="embed" xlink:actuate="onLoad"/></draw:frame><draw:frame draw:style-name="fr1" draw:name="Image8" text:anchor-type="paragraph" svg:x="2.0602in" svg:y="4.2583in" svg:width="2in" svg:height="2in" draw:z-index="7"><draw:image xlink:href="Pictures/100002010000032C00000264AAAC4C34.png" xlink:type="simple" xlink:show="embed" xlink:actuate="onLoad"/></draw:frame><draw:frame draw:style-name="fr1" draw:name="Image9" text:anchor-type="paragraph" svg:x="4.2008in" svg:y="4.2744in" svg:width="2in" svg:height="2in" draw:z-index="8"><draw:image xlink:href="Pictures/100002010000032C000002640F671245.png" xlink:type="simple" xlink:show="embed" xlink:actuate="onLoad"/></draw:frame><draw:frame draw:style-name="fr1" draw:name="Image10" text:anchor-type="paragraph" svg:x="-0.0909in" svg:y="6.3799in" svg:width="2in" svg:height="2in" draw:z-index="9"><draw:image xlink:href="Pictures/100002010000032C00000264552D7671.png" xlink:type="simple" xlink:show="embed" xlink:actuate="onLoad"/></draw:frame><draw:frame draw:style-name="fr1" draw:name="Image11" text:anchor-type="paragraph" svg:x="2.0602in" svg:y="6.3756in" svg:width="2in" svg:height="2in" draw:z-index="10"><draw:image xlink:href="Pictures/100002010000032C00000264CC1C060E.png" xlink:type="simple" xlink:show="embed" xlink:actuate="onLoad"/></draw:frame><draw:frame draw:style-name="fr1" draw:name="Image12" text:anchor-type="paragraph" svg:x="4.1547in" svg:y="6.3736in" svg:width="2in" svg:height="2in" draw:z-index="11"><draw:image xlink:href="Pictures/100002010000032C00000264ADA6D21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1-03T15:31:37.208139524</meta:creation-date>
    <meta:generator>LibreOffice/4.2.6.3$Linux_X86_64 LibreOffice_project/420m0$Build-3</meta:generator>
    <dc:date>2014-11-03T15:37:27.395836003</dc:date>
    <meta:editing-duration>PT3M30S</meta:editing-duration>
    <meta:editing-cycles>6</meta:editing-cycles>
    <meta:document-statistic meta:table-count="0" meta:image-count="12" meta:object-count="0" meta:page-count="1" meta:paragraph-count="0" meta:word-count="0" meta:character-count="0" meta:non-whitespace-character-count="0"/>
  </office:meta>
</office:document-meta>
</file>